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528cm" fo:min-width="3.818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1.528cm" fo:min-width="3.564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top" draw:auto-grow-height="false" fo:min-height="2.998cm" fo:min-width="3.183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top" draw:auto-grow-height="false" fo:min-height="1.655cm" fo:min-width="3.818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.401cm" fo:min-width="2.675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1.02cm" fo:min-width="2.548cm"/>
      <style:paragraph-properties style:writing-mode="lr-tb"/>
    </style:style>
    <style:style style:name="gr8" style:family="graphic" style:parent-style-name="standard">
      <style:graphic-properties draw:textarea-vertical-align="botto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34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36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401cm" fo:min-width="3.437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6" draw:id="id6" draw:layer="layout" svg:width="4.318cm" svg:height="1.778cm" draw:transform="skewX (-0.00401425727958696) rotate (-0.00401425727958784) translate (2.016cm 1.889cm)">
          <text:p text:style-name="P1">Trader(user)</text:p>
          <draw:enhanced-geometry svg:viewBox="0 0 21600 21600" draw:type="rectangle" draw:enhanced-path="M 0 0 L 21600 0 21600 21600 0 21600 0 0 Z N"/>
        </draw:custom-shape>
        <draw:custom-shape draw:style-name="gr2" draw:text-style-name="P1" xml:id="id1" draw:id="id1" draw:layer="layout" svg:width="4.064cm" svg:height="1.778cm" svg:x="8.239cm" svg:y="4.429cm">
          <text:p text:style-name="P1">Balance</text:p>
          <draw:enhanced-geometry svg:viewBox="0 0 21600 21600" draw:type="rectangle" draw:enhanced-path="M 0 0 L 21600 0 21600 21600 0 21600 0 0 Z N"/>
        </draw:custom-shape>
        <draw:custom-shape draw:style-name="gr3" draw:text-style-name="P1" xml:id="id2" draw:id="id2" draw:layer="layout" svg:width="3.683cm" svg:height="3.248cm" svg:x="8.366cm" svg:y="11.722cm">
          <text:p text:style-name="P1">Trading Log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xml:id="id3" draw:id="id3" draw:layer="layout" svg:width="4.318cm" svg:height="1.905cm" svg:x="5.889cm" svg:y="19.415cm">
          <text:p text:style-name="P1">Journal</text:p>
          <draw:enhanced-geometry svg:viewBox="0 0 21600 21600" draw:type="rectangle" draw:enhanced-path="M 0 0 L 21600 0 21600 21600 0 21600 0 0 Z N"/>
        </draw:custom-shape>
        <draw:custom-shape draw:style-name="gr5" draw:text-style-name="P1" xml:id="id4" draw:id="id4" draw:layer="layout" svg:width="3.175cm" svg:height="1.651cm" svg:x="15.224cm" svg:y="19.615cm">
          <text:p text:style-name="P1">notes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0.271cm" svg:y1="6.207cm" svg:x2="10.207cm" svg:y2="11.722cm" draw:start-shape="id1" draw:start-glue-point="2" draw:end-shape="id2" draw:end-glue-point="0" svg:d="M10271 6207v2758h-64v2757" svg:viewBox="0 0 65 5516">
          <text:p/>
        </draw:connector>
        <draw:connector draw:style-name="gr6" draw:text-style-name="P2" draw:layer="layout" draw:line-skew="-0.444cm" svg:x1="10.207cm" svg:y1="20.367cm" svg:x2="15.224cm" svg:y2="20.44cm" draw:start-shape="id3" draw:start-glue-point="1" draw:end-shape="id4" draw:end-glue-point="3" svg:d="M10207 20367h2064v73h2953" svg:viewBox="0 0 5018 74">
          <text:p/>
        </draw:connector>
        <draw:custom-shape draw:style-name="gr7" draw:text-style-name="P1" xml:id="id5" draw:id="id5" draw:layer="layout" svg:width="3.048cm" svg:height="1.27cm" svg:x="16.621cm" svg:y="12.049cm">
          <text:p text:style-name="P1">Trade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6" draw:text-style-name="P2" draw:layer="layout" svg:x1="12.049cm" svg:y1="13.346cm" svg:x2="16.621cm" svg:y2="12.684cm" draw:start-shape="id2" draw:start-glue-point="1" draw:end-shape="id5" draw:end-glue-point="3" svg:d="M12049 13346h2286v-662h2286" svg:viewBox="0 0 4573 663">
          <text:p/>
        </draw:connector>
        <draw:connector draw:style-name="gr6" draw:text-style-name="P2" draw:layer="layout" svg:x1="18.145cm" svg:y1="13.319cm" svg:x2="16.811cm" svg:y2="19.615cm" draw:start-shape="id5" draw:start-glue-point="2" draw:end-shape="id4" draw:end-glue-point="0" svg:d="M18145 13319v3148h-1334v3148" svg:viewBox="0 0 1335 6297">
          <text:p/>
        </draw:connector>
        <draw:connector draw:style-name="gr6" draw:text-style-name="P1" draw:layer="layout" svg:x1="6.334cm" svg:y1="2.795cm" svg:x2="8.239cm" svg:y2="5.318cm" draw:start-shape="id6" draw:start-glue-point="1" draw:end-shape="id1" draw:end-glue-point="3" svg:d="M6334 2795h953v2523h952" svg:viewBox="0 0 1906 2524">
          <text:p/>
        </draw:connector>
        <draw:connector draw:style-name="gr8" draw:text-style-name="P1" draw:layer="layout" svg:x1="4.175cm" svg:y1="3.676cm" svg:x2="8.366cm" svg:y2="13.346cm" draw:start-shape="id6" draw:start-glue-point="2" draw:end-shape="id2" draw:end-glue-point="3" svg:d="M4175 3676v9670h4191" svg:viewBox="0 0 4192 9671">
          <text:p/>
        </draw:connector>
        <draw:connector draw:style-name="gr8" draw:text-style-name="P1" draw:layer="layout" svg:x1="4.175cm" svg:y1="3.676cm" svg:x2="5.889cm" svg:y2="20.367cm" draw:start-shape="id6" draw:start-glue-point="2" draw:end-shape="id3" draw:end-glue-point="3" svg:d="M4175 3676v16691h1714" svg:viewBox="0 0 1715 16692">
          <text:p/>
        </draw:connector>
        <draw:frame draw:style-name="gr9" draw:text-style-name="P3" draw:layer="layout" svg:width="1.84cm" svg:height="0.962cm" svg:x="3.857cm" svg:y="20.612cm">
          <draw:text-box>
            <text:p>uses</text:p>
          </draw:text-box>
        </draw:frame>
        <draw:frame draw:style-name="gr10" draw:text-style-name="P3" draw:layer="layout" svg:width="3.429cm" svg:height="0.962cm" svg:x="8.874cm" svg:y="6.207cm">
          <draw:text-box>
            <text:p>impacts</text:p>
          </draw:text-box>
        </draw:frame>
        <draw:frame draw:style-name="gr10" draw:text-style-name="P3" draw:layer="layout" svg:width="3.048cm" svg:height="0.962cm" svg:x="14.716cm" svg:y="11.341cm">
          <draw:text-box>
            <text:p>contains</text:p>
          </draw:text-box>
        </draw:frame>
        <draw:frame draw:style-name="gr9" draw:text-style-name="P3" draw:layer="layout" svg:width="1.84cm" svg:height="0.962cm" svg:x="6.334cm" svg:y="12.611cm">
          <draw:text-box>
            <text:p>uses</text:p>
          </draw:text-box>
        </draw:frame>
        <draw:frame draw:style-name="gr9" draw:text-style-name="P3" draw:layer="layout" svg:width="1.84cm" svg:height="0.962cm" svg:x="6.018cm" svg:y="4.556cm">
          <draw:text-box>
            <text:p>uses</text:p>
          </draw:text-box>
        </draw:frame>
        <draw:frame draw:style-name="gr11" draw:text-style-name="P3" draw:layer="layout" svg:width="2.86cm" svg:height="0.962cm" svg:x="15.793cm" svg:y="21.501cm">
          <draw:text-box>
            <text:p>contains</text:p>
          </draw:text-box>
        </draw:frame>
        <draw:frame draw:style-name="gr11" draw:text-style-name="P3" draw:layer="layout" svg:width="2.86cm" svg:height="0.962cm" svg:x="5.506cm" svg:y="23.66cm">
          <draw:text-box>
            <text:p>contains</text:p>
          </draw:text-box>
        </draw:frame>
        <draw:custom-shape draw:style-name="gr12" draw:text-style-name="P2" xml:id="id7" draw:id="id7" draw:layer="layout" svg:width="3.937cm" svg:height="1.651cm" svg:x="6.969cm" svg:y="24.749cm">
          <text:p text:style-name="P2">Goals</text:p>
          <draw:enhanced-geometry svg:viewBox="0 0 21600 21600" draw:type="rectangle" draw:enhanced-path="M 0 0 L 21600 0 21600 21600 0 21600 0 0 Z N"/>
        </draw:custom-shape>
        <draw:connector draw:style-name="gr6" draw:text-style-name="P2" draw:layer="layout" svg:x1="8.937cm" svg:y1="24.749cm" svg:x2="8.048cm" svg:y2="21.32cm" draw:start-shape="id7" draw:end-shape="id3" draw:end-glue-point="2" svg:d="M8937 24749v-1715h-889v-1714" svg:viewBox="0 0 890 3430">
          <text:p/>
        </draw:connector>
        <draw:connector draw:style-name="gr6" draw:text-style-name="P2" draw:layer="layout" draw:line-skew="7.786cm" svg:x1="12.303cm" svg:y1="5.318cm" svg:x2="10.906cm" svg:y2="25.574cm" draw:start-shape="id1" draw:start-glue-point="1" draw:end-shape="id7" draw:end-glue-point="1" svg:d="M12303 5318h8287v20256h-9684" svg:viewBox="0 0 9685 20257">
          <text:p/>
        </draw:connector>
        <draw:frame draw:style-name="gr13" draw:text-style-name="P4" draw:layer="layout" svg:width="2.686cm" svg:height="0.962cm" svg:x="11.014cm" svg:y="24.676cm">
          <draw:text-box>
            <text:p>impacts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0-31T09:08:28.647000000</meta:creation-date>
    <dc:date>2020-10-31T14:35:05.545000000</dc:date>
    <meta:editing-duration>PT15M44S</meta:editing-duration>
    <meta:editing-cycles>3</meta:editing-cycles>
    <meta:generator>LibreOffice/6.4.7.2$Windows_X86_64 LibreOffice_project/639b8ac485750d5696d7590a72ef1b496725cfb5</meta:generator>
    <meta:document-statistic meta:object-count="24"/>
  </office:meta>
</office:document-meta>
</file>